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officeooo:paragraph-rsid="001bce4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47a4"/>
    </style:style>
    <style:style style:name="T5" style:family="text">
      <style:text-properties fo:color="#ff0000" loext:opacity="100%" officeooo:rsid="00186e8d"/>
    </style:style>
    <style:style style:name="T6" style:family="text">
      <style:text-properties fo:color="#ff0000" loext:opacity="100%" officeooo:rsid="0018c05b"/>
    </style:style>
    <style:style style:name="T7" style:family="text">
      <style:text-properties fo:color="#ff0000" loext:opacity="100%" officeooo:rsid="001a4baf"/>
    </style:style>
    <style:style style:name="T8" style:family="text">
      <style:text-properties fo:color="#ff0000" loext:opacity="100%" officeooo:rsid="001bc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ding Sheet for MP <text:span text:style-name="T4">19</text:span></text:p>
      <text:p text:style-name="Standard"/>
      <text:p text:style-name="Standard">Group <text:span text:style-name="T3">#</text:span><text:span text:style-name="T4">3</text:span> (<text:span text:style-name="T4">Haddad, Karam; Nunez, Adriana</text:span>) (Only list the names of those who were present)</text:p>
      <text:p text:style-name="Standard"><text:tab/>[20%] Were all members present? (<text:span text:style-name="T3">Y</text:span>) 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Standard">Group <text:span text:style-name="T3">#</text:span><text:span text:style-name="T5">11</text:span> (<text:span text:style-name="T5">Welch, Sebastian;</text:span> <text:span text:style-name="T5">Rizo, Solomon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P2">Task 1: (<text:span text:style-name="T3">Yes</text:span>)</text:p>
      <text:p text:style-name="Standard"><text:tab/>Task 2: (<text:span text:style-name="T3">Yes</text:span>)</text:p>
      <text:p text:style-name="Standard"><text:tab/>Task 3: (<text:span text:style-name="T3">Yes</text:span>)</text:p>
      <text:p text:style-name="Standard"/>
      <text:p text:style-name="Standard">Group <text:span text:style-name="T3">#</text:span><text:span text:style-name="T6">35</text:span> (<text:span text:style-name="T6">Saucedo, Yanez;</text:span> <text:span text:style-name="T6">Tsoi, Evan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><text:tab/>Task 3: (<text:span text:style-name="T7">Sort-of</text:span>)</text:p>
      <text:p text:style-name="Standard"/>
      <text:p text:style-name="P4">Group <text:span text:style-name="T3">#</text:span><text:span text:style-name="T8">27</text:span> (<text:span text:style-name="T6">Green, Jacdon; Fitzgibbon, Dylan</text:span>) (Only list the names of those who were present)</text:p>
      <text:p text:style-name="P4"><text:tab/>[20%] Were all members present? (<text:span text:style-name="T3">Y</text:span>)</text:p>
      <text:p text:style-name="P4"><text:tab/>Did the group do a five-minute demo? (<text:span text:style-name="T3">Y</text:span>)</text:p>
      <text:p text:style-name="P4"><text:tab/>Task 1: (<text:span text:style-name="T3">Yes</text:span>)</text:p>
      <text:p text:style-name="P4"><text:tab/>Task 2: (<text:span text:style-name="T3">Yes</text:span>)</text:p>
      <text:p text:style-name="P4"><text:tab/>Task 3: (<text:span text:style-name="T8">Yes</text:span>)</text:p>
      <text:p text:style-name="Standard"/>
      <text:p text:style-name="Standard">Important: </text:p>
      <text:p text:style-name="Standard">For presenting groups: Plagiarism of MPs will result in 0 point for the assignment and referral to AHSO</text:p>
      <text:p text:style-name="Standard">For graders: Failure to identify *obvious* mistakes (e.g. absence, lack of five-minute demo, etc.) will result in 50% penal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eer-grader name: </text:span><text:span text:style-name="MT2">Maxwell, Ceda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6:15:00</meta:creation-date>
    <meta:initial-creator>Microsoft Office User</meta:initial-creator>
    <meta:generator>LibreOffice/7.3.7.2$Linux_X86_64 LibreOffice_project/30$Build-2</meta:generator>
    <dc:date>2024-09-13T17:37:53.735605224</dc:date>
    <dc:creator>Cedar Maxwell</dc:creator>
    <meta:editing-duration>PT32M11S</meta:editing-duration>
    <meta:editing-cycles>6</meta:editing-cycles>
    <meta:document-statistic meta:table-count="0" meta:image-count="0" meta:object-count="0" meta:page-count="1" meta:paragraph-count="29" meta:word-count="199" meta:character-count="1132" meta:non-whitespace-character-count="941"/>
  </office:meta>
</office:document-meta>
</file>